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fo:background-color="#ffffff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Gnumeric-default">
      <style:table-cell-properties fo:background-color="#ffffff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3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000000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9"/>
        <table:table-row table:style-name="ro1">
          <table:table-cell table:style-name="ce19" office:value-type="string" calcext:value-type="string">
            <text:p>Психология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19" office:value-type="string" calcext:value-type="string">
            <text:p>+ вопрос "на что человек дрочит" (ты делал это когда делал психопортреты, это определяет алгоритмы и цели, по которым он идёт по жизни)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19" office:value-type="string" calcext:value-type="string">
            <text:p>+ мысль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19" office:value-type="string" calcext:value-type="string">
            <text:p>+ есть теория, что иконы мотивируют чокнутых людей боготворить друг друга и ебать друг друга (когда встретятся). что их вылечит. т.е. человек который сошёл с ума - без икон наверно станет безвозвратно утерян. в теории. речь о мимике, характере и т.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28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28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я хочу име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ребно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я тут тест фройда прохожу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любимое животное: дельфин. Пронырливый умный дружелюбный (так себя воспринимаю я)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любимаяодежда: рубашка с полосками. Стройнит. Подчёркивает фигуру. Привлекательная (как другие видят меня)</text:p>
          </table:table-cell>
          <table:table-cell table:number-columns-repeated="1023"/>
        </table:table-row>
        <table:table-row table:style-name="ro2">
          <table:table-cell table:style-name="ce33" office:value-type="string" calcext:value-type="string">
            <text:p>любимое место: речка (любая, в т.ч. в Хмельницком или в Николаеве или в Киеве). Спокойная широкая предсказуемая. (как я вижу секс)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9"/>
        <table:table-column table:style-name="co1" table:number-columns-repeated="1023" table:default-cell-style-name="ce29"/>
        <table:table-row table:style-name="ro1">
          <table:table-cell table:style-name="ce19" office:value-type="string" calcext:value-type="string">
            <text:p>ЧТО я вижу по этому поводу в своей фазе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9"/>
        <table:table-column table:style-name="co1" table:number-columns-repeated="1023" table:default-cell-style-name="ce29"/>
        <table:table-row table:style-name="ro1">
          <table:table-cell table:style-name="ce19" office:value-type="string" calcext:value-type="string">
            <text:p>Что я колдую?</text:p>
          </table:table-cell>
          <table:table-cell table:style-name="ce33" table:number-columns-repeated="255"/>
          <table:table-cell table:number-columns-repeated="768"/>
        </table:table-row>
        <table:table-row table:style-name="ro1">
          <table:table-cell table:style-name="ce28" office:value-type="string" calcext:value-type="string">
            <text:p>Что затрагивает эту задачу?</text:p>
          </table:table-cell>
          <table:table-cell table:style-name="ce33" table:number-columns-repeated="255"/>
          <table:table-cell table:number-columns-repeated="768"/>
        </table:table-row>
        <table:table-row table:style-name="ro1">
          <table:table-cell table:style-name="ce28" office:value-type="string" calcext:value-type="string">
            <text:p>Моя гипотеза, почему этот вопрос важен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3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Что ты можешь сейчас сделать чтоб сделать себе хорошо?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33" table:number-columns-repeated="256"/>
          <table:table-cell table:number-columns-repeated="768"/>
        </table:table-row>
        <table:table-row table:style-name="ro2">
          <table:table-cell table:style-name="ce28" office:value-type="string" calcext:value-type="string">
            <text:p>Примеры сегодняшних коэффициентов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х3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в 2014м было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х7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на 2020й год (долго не программировал)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28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9"/>
        <table:table-row table:style-name="ro2">
          <table:table-cell table:style-name="ce19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35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33" table:number-columns-repeated="127"/>
          <table:table-cell table:number-columns-repeated="896"/>
        </table:table-row>
        <table:table-row table:style-name="ro2" table:number-rows-repeated="126">
          <table:table-cell table:style-name="ce33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33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Какой перманентный вред нанесённый мне оно решает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Как это повторение делает меня лучше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33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9"/>
        <table:table-row table:style-name="ro2">
          <table:table-cell table:style-name="ce19" office:value-type="string" calcext:value-type="string">
            <text:p>БЛАГОДАРНОСТЬ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* примеры благодарности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его (предмет)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его существование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всё что он(о) даёт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всех кто мне что либо даёт когда оно у меня есть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всё что мне приходит когда оно у меня есть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всех ради кого оно создаётся поддерживается и защищается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всё ради чего оно создаётся поддерживается и защищается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* возможно ещё некоторые виды из вопросника самоанализа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23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table:table-column table:style-name="co1" table:number-columns-repeated="1024" table:default-cell-style-name="ce29"/>
        <table:table-row table:style-name="ro2">
          <table:table-cell table:style-name="ce36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9"/>
        <table:table-row table:style-name="ro2">
          <table:table-cell table:style-name="ce19" office:value-type="string" calcext:value-type="string">
            <text:p>Увидеть, что оно, и каждая его часть - это я.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9"/>
        <table:table-row table:style-name="ro2">
          <table:table-cell table:style-name="ce19" office:value-type="string" calcext:value-type="string">
            <text:p>Увидеть, что оно и каждая его часть видит во мне.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table:table-column table:style-name="co1" table:number-columns-repeated="1024" table:default-cell-style-name="ce29"/>
        <table:table-row table:style-name="ro2">
          <table:table-cell table:style-name="ce36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table:table-column table:style-name="co19" table:default-cell-style-name="ce29"/>
        <table:table-column table:style-name="co1" table:number-columns-repeated="1023" table:default-cell-style-name="ce29"/>
        <table:table-row table:style-name="ro2">
          <table:table-cell table:style-name="ce37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36"/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Что сделать чтоб оно увидело во мне и всех моих частях себя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9"/>
        <table:table-row table:style-name="ro3">
          <table:table-cell table:style-name="ce19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33" table:number-columns-repeated="255"/>
          <table:table-cell table:number-columns-repeated="768"/>
        </table:table-row>
        <table:table-row table:style-name="ro4">
          <table:table-cell table:style-name="ce28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9"/>
        <table:table-column table:style-name="co1" table:number-columns-repeated="1023" table:default-cell-style-name="ce29"/>
        <table:table-row table:style-name="ro5">
          <table:table-cell table:style-name="ce38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(моя гипотеза что этот вопрос важен)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Что ЭТА ПРОБЛЕМА решает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9"/>
        <table:table-row table:style-name="ro2">
          <table:table-cell table:style-name="ce19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4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Что ЭТА ПРОБЛЕМА колдует?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5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9"/>
        <table:table-column table:style-name="co1" table:number-columns-repeated="1023" table:default-cell-style-name="ce29"/>
        <table:table-row table:style-name="ro2">
          <table:table-cell table:style-name="ce19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33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33" table:number-columns-repeated="255"/>
          <table:table-cell table:number-columns-repeated="768"/>
        </table:table-row>
        <table:table-row table:style-name="ro2">
          <table:table-cell table:style-name="ce28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33" table:number-columns-repeated="255"/>
          <table:table-cell table:number-columns-repeated="768"/>
        </table:table-row>
        <table:table-row table:style-name="ro2" table:number-rows-repeated="65531">
          <table:table-cell table:style-name="ce3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9"/>
        <table:table-row table:style-name="ro2">
          <table:table-cell table:style-name="ce35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28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28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28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28" office:value-type="string" calcext:value-type="string">
            <text:p>а может даже в музей эту вещь дать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28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28" office:value-type="string" calcext:value-type="string">
            <text:p>а так хоть отобью вложенные деньги.</text:p>
          </table:table-cell>
          <table:table-cell table:style-name="ce33" table:number-columns-repeated="127"/>
          <table:table-cell table:number-columns-repeated="896"/>
        </table:table-row>
        <table:table-row table:style-name="ro2" table:number-rows-repeated="121">
          <table:table-cell table:style-name="ce33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2">
          <table:table-cell table:style-name="ce39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2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2">
          <table:table-cell table:style-name="ce33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2">
          <table:table-cell table:style-name="ce40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2">
          <table:table-cell table:style-name="ce41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2">
          <table:table-cell table:style-name="ce40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2">
          <table:table-cell table:style-name="ce33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2">
          <table:table-cell table:style-name="ce33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2">
          <table:table-cell table:style-name="ce33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2">
          <table:table-cell table:style-name="ce40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2">
          <table:table-cell table:style-name="ce33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2">
          <table:table-cell table:style-name="ce33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2">
          <table:table-cell table:style-name="ce33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2">
          <table:table-cell table:style-name="ce33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9"/>
        <table:table-row table:style-name="ro2">
          <table:table-cell table:style-name="ce33" office:value-type="string" calcext:value-type="string">
            <text:p>Пока что я тут ничего писать не буду потому что время.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33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33" office:value-type="string" calcext:value-type="string">
            <text:p>По этому не знаю. 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33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33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33" table:number-columns-repeated="127"/>
          <table:table-cell table:number-columns-repeated="896"/>
        </table:table-row>
        <table:table-row table:style-name="ro2">
          <table:table-cell table:style-name="ce33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33" table:number-columns-repeated="127"/>
          <table:table-cell table:number-columns-repeated="896"/>
        </table:table-row>
        <table:table-row table:style-name="ro2" table:number-rows-repeated="122">
          <table:table-cell table:style-name="ce33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00:39:51.899216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editing-duration>PT7H42M48S</meta:editing-duration>
    <meta:generator>LibreOffice/6.0.7.3$Linux_X86_64 LibreOffice_project/00m0$Build-3</meta:generator>
    <dc:title>Стандартный Вопросник</dc:title>
    <meta:creation-date>2020-04-24T11:44:50.315097273</meta:creation-date>
    <dc:date>2020-05-15T00:41:36.039362493</dc:date>
    <meta:document-statistic meta:table-count="38" meta:cell-count="167" meta:object-count="0"/>
    <meta:template xlink:type="simple" xlink:actuate="onRequest" xlink:title="Стандартный Вопросник" xlink:href="../../../../Templates/Стандартный%20Вопросник.ots" meta:date="2020-04-24T11:44:47.209783186"/>
  </office:meta>
</office:document-meta>
</file>